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mpany_id</text:p>
          </table:table-cell>
          <table:table-cell office:value-type="string">
            <text:p>day</text:p>
          </table:table-cell>
          <table:table-cell office:value-type="string">
            <text:p>open_time</text:p>
          </table:table-cell>
          <table:table-cell office:value-type="string">
            <text:p>close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n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ues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urs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i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tur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day</text:p>
          </table:table-cell>
          <table:table-cell office:value-type="string">
            <text:p>1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n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dnes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urs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i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tur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office:value-type="string">
            <text:p>18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es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dnes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urs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tur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nday</text:p>
          </table:table-cell>
          <table:table-cell office:value-type="string">
            <text:p>9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es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dnes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urs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tur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nday</text:p>
          </table:table-cell>
          <table:table-cell office:value-type="string">
            <text:p>17:00</text:p>
          </table:table-cell>
          <table:table-cell office:value-type="string">
            <text:p>23: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16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ues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dnes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urs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i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tur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n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ues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dnes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urs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ri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ur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 office:value-type="string">
            <text:p>6:00</text:p>
          </table:table-cell>
          <table:table-cell office:value-type="string">
            <text:p>1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n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ues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ednes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hurs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i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tur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office:value-type="string">
            <text:p>18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2: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n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ue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dne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hur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i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tur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n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n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ues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dnes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urs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ri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tur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nday</text:p>
          </table:table-cell>
          <table:table-cell office:value-type="string">
            <text:p>11:00</text:p>
          </table:table-cell>
          <table:table-cell office:value-type="string">
            <text:p>3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on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ue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dne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hurs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ri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atur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nday</text:p>
          </table:table-cell>
          <table:table-cell office:value-type="string">
            <text:p>9:00</text:p>
          </table:table-cell>
          <table:table-cell office:value-type="string">
            <text:p>0: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on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ues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dnes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hurs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i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tur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unday</text:p>
          </table:table-cell>
          <table:table-cell office:value-type="string">
            <text:p>12:00</text:p>
          </table:table-cell>
          <table:table-cell office:value-type="string">
            <text:p>19: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n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ues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ednes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urs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i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atur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nday</text:p>
          </table:table-cell>
          <table:table-cell office:value-type="string">
            <text:p>10:00</text:p>
          </table:table-cell>
          <table:table-cell office:value-type="string">
            <text:p>2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ues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ednes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hurs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i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tur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nday</text:p>
          </table:table-cell>
          <table:table-cell office:value-type="string">
            <text:p>11:00</text:p>
          </table:table-cell>
          <table:table-cell office:value-type="string">
            <text:p>1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5/19/2020</text:date>, <text:time>13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day_5f_01_5f_12_5f_05_5f_2020" style:display-name="PageStyle_workday_01_12_05_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1S</meta:editing-duration>
    <meta:editing-cycles>5</meta:editing-cycles>
    <meta:generator>OpenOffice/4.1.7$Win32 OpenOffice.org_project/417m1$Build-9800</meta:generator>
    <dc:date>2020-05-19T13:08:46.39</dc:date>
    <dc:creator>Shiv Kumar Sharma</dc:creator>
    <meta:document-statistic meta:table-count="1" meta:cell-count="508" meta:object-count="0"/>
    <meta:user-defined meta:name="Info 1"/>
    <meta:user-defined meta:name="Info 2"/>
    <meta:user-defined meta:name="Info 3"/>
    <meta:user-defined meta:name="Info 4"/>
  </office:meta>
</office:document-meta>
</file>